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ied Tofu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Egg Rolls</text:p>
          </table:table-cell>
          <table:table-cell/>
        </table:table-row>
        <table:table-row table:style-name="ro2">
          <table:table-cell office:value-type="string">
            <text:p>Appetizers</text:p>
          </table:table-cell>
          <table:table-cell office:value-type="string">
            <text:p>Fried Wonton</text:p>
          </table:table-cell>
          <table:table-cell/>
        </table:table-row>
        <table:table-row table:style-name="ro2">
          <table:table-cell office:value-type="string">
            <text:p>Appetizers</text:p>
          </table:table-cell>
          <table:table-cell office:value-type="string">
            <text:p>Cream Cheese Wonton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Shrimp Tempura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ied Calamari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ish Cake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Shrimp Cake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ied Dried Beef or Pork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Cry Tiger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Grill Pork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Chicken Satay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Orange Chicken</text:p>
          </table:table-cell>
          <table:table-cell/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ench Fried</text:p>
          </table:table-cell>
          <table:table-cell/>
        </table:table-row>
        <table:table-row table:style-name="ro2">
          <table:table-cell office:value-type="string">
            <text:p>Appetizers</text:p>
          </table:table-cell>
          <table:table-cell office:value-type="string">
            <text:p>Sahai Fried Chicken 4p</text:p>
          </table:table-cell>
          <table:table-cell/>
        </table:table-row>
        <table:table-row table:style-name="ro2">
          <table:table-cell office:value-type="string">
            <text:p>Soup</text:p>
          </table:table-cell>
          <table:table-cell office:value-type="string">
            <text:p>Wonton Soup</text:p>
          </table:table-cell>
          <table:table-cell/>
        </table:table-row>
        <table:table-row table:style-name="ro1">
          <table:table-cell office:value-type="string">
            <text:p>Soup</text:p>
          </table:table-cell>
          <table:table-cell office:value-type="string">
            <text:p>Rice Soup</text:p>
          </table:table-cell>
          <table:table-cell/>
        </table:table-row>
        <table:table-row table:style-name="ro1">
          <table:table-cell office:value-type="string">
            <text:p>Soup</text:p>
          </table:table-cell>
          <table:table-cell office:value-type="string">
            <text:p>Tom Yum (Chicken)</text:p>
          </table:table-cell>
          <table:table-cell/>
        </table:table-row>
        <table:table-row table:style-name="ro2">
          <table:table-cell office:value-type="string">
            <text:p>Soup</text:p>
          </table:table-cell>
          <table:table-cell office:value-type="string">
            <text:p>Tom Kha Kai</text:p>
          </table:table-cell>
          <table:table-cell/>
        </table:table-row>
        <table:table-row table:style-name="ro2">
          <table:table-cell office:value-type="string">
            <text:p>Soup</text:p>
          </table:table-cell>
          <table:table-cell office:value-type="string">
            <text:p>Tom Yum Pla (Fish)</text:p>
          </table:table-cell>
          <table:table-cell/>
        </table:table-row>
        <table:table-row table:style-name="ro1">
          <table:table-cell office:value-type="string">
            <text:p>Soup</text:p>
          </table:table-cell>
          <table:table-cell office:value-type="string">
            <text:p>Tom Yum Goon (Shrimp)</text:p>
          </table:table-cell>
          <table:table-cell/>
        </table:table-row>
        <table:table-row table:style-name="ro2">
          <table:table-cell office:value-type="string">
            <text:p>Soup</text:p>
          </table:table-cell>
          <table:table-cell office:value-type="string">
            <text:p>Poh Take (Seafood Soup)</text:p>
          </table:table-cell>
          <table:table-cell/>
        </table:table-row>
        <table:table-row table:style-name="ro2">
          <table:table-cell office:value-type="string">
            <text:p>Soup</text:p>
          </table:table-cell>
          <table:table-cell office:value-type="string">
            <text:p>Tom Kha (Seafood Soup)</text:p>
          </table:table-cell>
          <table:table-cell/>
        </table:table-row>
        <table:table-row table:style-name="ro1">
          <table:table-cell office:value-type="string">
            <text:p>Soup</text:p>
          </table:table-cell>
          <table:table-cell office:value-type="string">
            <text:p>Vegetable Tofu Soup</text:p>
          </table:table-cell>
          <table:table-cell/>
        </table:table-row>
        <table:table-row table:style-name="ro1">
          <table:table-cell office:value-type="string">
            <text:p>Soup</text:p>
          </table:table-cell>
          <table:table-cell office:value-type="string">
            <text:p>Glass Noodle Soup</text:p>
          </table:table-cell>
          <table:table-cell/>
        </table:table-row>
        <table:table-row table:style-name="ro1">
          <table:table-cell office:value-type="string">
            <text:p>Salads</text:p>
          </table:table-cell>
          <table:table-cell office:value-type="string">
            <text:p>Thai Salad</text:p>
          </table:table-cell>
          <table:table-cell/>
        </table:table-row>
        <table:table-row table:style-name="ro1">
          <table:table-cell office:value-type="string">
            <text:p>Salads</text:p>
          </table:table-cell>
          <table:table-cell office:value-type="string">
            <text:p>Thai Papaya Salad</text:p>
          </table:table-cell>
          <table:table-cell/>
        </table:table-row>
        <table:table-row table:style-name="ro1">
          <table:table-cell office:value-type="string">
            <text:p>Salads</text:p>
          </table:table-cell>
          <table:table-cell office:value-type="string">
            <text:p>Blue Crab Papaya Salad</text:p>
          </table:table-cell>
          <table:table-cell/>
        </table:table-row>
        <table:table-row table:style-name="ro1">
          <table:table-cell office:value-type="string">
            <text:p>Salads</text:p>
          </table:table-cell>
          <table:table-cell office:value-type="string">
            <text:p>Yum Thai Sausage</text:p>
          </table:table-cell>
          <table:table-cell/>
        </table:table-row>
        <table:table-row table:style-name="ro2">
          <table:table-cell office:value-type="string">
            <text:p>Salads</text:p>
          </table:table-cell>
          <table:table-cell office:value-type="string">
            <text:p>Yum Nuah (Beef)</text:p>
          </table:table-cell>
          <table:table-cell/>
        </table:table-row>
        <table:table-row table:style-name="ro2">
          <table:table-cell office:value-type="string">
            <text:p>Salads</text:p>
          </table:table-cell>
          <table:table-cell office:value-type="string">
            <text:p>Yum Chinese SausAGES</text:p>
          </table:table-cell>
          <table:table-cell/>
        </table:table-row>
        <table:table-row table:style-name="ro2">
          <table:table-cell office:value-type="string">
            <text:p>Salads</text:p>
          </table:table-cell>
          <table:table-cell office:value-type="string">
            <text:p>Yum Woon Sen</text:p>
          </table:table-cell>
          <table:table-cell/>
        </table:table-row>
        <table:table-row table:style-name="ro2">
          <table:table-cell office:value-type="string">
            <text:p>Salads</text:p>
          </table:table-cell>
          <table:table-cell office:value-type="string">
            <text:p>Larb Pork, Beef, Chicken</text:p>
          </table:table-cell>
          <table:table-cell/>
        </table:table-row>
        <table:table-row table:style-name="ro2">
          <table:table-cell office:value-type="string">
            <text:p>Salads</text:p>
          </table:table-cell>
          <table:table-cell office:value-type="string">
            <text:p>Beef or Pork Num Tok</text:p>
          </table:table-cell>
          <table:table-cell/>
        </table:table-row>
        <table:table-row table:style-name="ro1">
          <table:table-cell office:value-type="string">
            <text:p>Salads</text:p>
          </table:table-cell>
          <table:table-cell office:value-type="string">
            <text:p>Spring Rolls</text:p>
          </table:table-cell>
          <table:table-cell/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Fresh Ginger Garlic Fish</text:p>
          </table:table-cell>
          <table:table-cell/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Mussel</text:p>
          </table:table-cell>
          <table:table-cell/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Seafood with Basil</text:p>
          </table:table-cell>
          <table:table-cell/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Cat Fish</text:p>
          </table:table-cell>
          <table:table-cell/>
        </table:table-row>
        <table:table-row table:style-name="ro1">
          <table:table-cell/>
          <table:table-cell office:value-type="string">
            <text:p>Garlic Salmon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02/18/2023</text:date>, <text:time>23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Ny</meta:initial-creator>
    <meta:creation-date>2023-02-18T21:23:06.82</meta:creation-date>
    <dc:date>2023-02-18T23:15:52.35</dc:date>
    <dc:creator>David Ny</dc:creator>
    <meta:editing-duration>PT7M15S</meta:editing-duration>
    <meta:editing-cycles>1</meta:editing-cycles>
    <meta:generator>OpenOffice/4.1.13$Win32 OpenOffice.org_project/4113m1$Build-9810</meta:generator>
    <meta:document-statistic meta:table-count="3" meta:cell-count="82" meta:object-count="0"/>
  </office:meta>
</office:document-meta>
</file>